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ponseStatusExceptionResolver.setMessageSource( MessageSource messag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StatusExceptionResolver.resolveResponseStatus( ResponseStatus responseStatus , HttpServletRequest request , HttpServletResponse response , @ Nullable Object handler , 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ponseStatusExceptionResolver.applyStatusAndReason( int statusCode , @ Nullable String reason , HttpServletResponse respon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ponseStatusExceptionResolver.doResolveException( HttpServletRequest request , HttpServletResponse response , @ Nullable Object handler , Exception 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sponseStatusExceptionResolver.resolveResponseStatusException( ResponseStatusException ex , HttpServletRequest request , HttpServletResponse response , @ Nullable Object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